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29342"/>
    </style:style>
    <style:style style:name="P15" style:family="paragraph" style:parent-style-name="Table_20_Contents">
      <style:text-properties officeooo:rsid="00129342" officeooo:paragraph-rsid="00129342"/>
    </style:style>
    <style:style style:name="P16" style:family="paragraph" style:parent-style-name="Table_20_Contents" style:list-style-name="L2">
      <style:text-properties officeooo:rsid="00129342" officeooo:paragraph-rsid="00129342"/>
    </style:style>
    <style:style style:name="P17" style:family="paragraph" style:parent-style-name="Table_20_Contents">
      <style:text-properties fo:font-weight="bold" officeooo:rsid="000f67fd" officeooo:paragraph-rsid="0015438b" style:font-weight-asian="bold" style:font-weight-complex="bold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29342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13b722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7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8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0648096" text:id="ct1403194506480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381949472" text:id="ct1403193819494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0648496" text:id="ct1403194506484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81949712" text:id="ct1403193819497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0770960" text:id="ct1403194507709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0769328" text:id="ct1403194507693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50648096"/><text:change-start text:change-id="ct140319381949472"/>Adopt<text:change-end text:change-id="ct140319381949472"/>ed<text:change-start text:change-id="ct140319450648496"/> as a <text:change-end text:change-id="ct140319450648496"/>NMRA <text:change-start text:change-id="ct140319381949712"/>Standard<text:change-end text:change-id="ct140319381949712"/></text:h>
      </text:section>
      <text:p text:style-name="Standard">The OpenLCB Standard document appended to this cover sheet has been formally adopted as a NMRA Standard by the NMRA Board of Directors on the date shown in the <text:span text:style-name="T19">Adopted</text:span> column in the <text:span text:style-name="T18">Version History</text:span> table below.</text:p>
      <text:h text:style-name="Heading_20_1" text:outline-level="1"><text:change text:change-id="ct140319450770960"/><text:change-start text:change-id="ct140319450769328"/>Version History<text:change-end text:change-id="ct1403194507693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</text:span></text:span><text:span text:style-name="Page_20_Number"><text:span text:style-name="T5">6</text:span></text:span></text:p>
          </table:table-cell>
          <table:table-cell table:style-name="Table2.A2" office:value-type="string">
            <text:p text:style-name="P17"><text:span text:style-name="Page_20_Number"><text:span text:style-name="T6">Feb 20, 2016</text:span></text:span></text:p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3476235133178338229" text:style-name="L2">
              <text:list-item>
                <text:p text:style-name="P16">Corrected MTI for <text:span text:style-name="T20">3.3.2 Verify Node ID</text:span> from <text:span text:style-name="T20">0x498</text:span> to <text:span text:style-name="T20">0x488</text:span></text:p>
              </text:list-item>
              <text:list-item>
                <text:p text:style-name="P16">Added entries to the <text:span text:style-name="T20">3.3.7 Protocol Support Reply</text:span> table</text:p>
                <text:list>
                  <text:list-item>
                    <text:p text:style-name="P16">Firmware Upgrade Protocol</text:p>
                  </text:list-item>
                  <text:list-item>
                    <text:p text:style-name="P16">Firmware Upgrade Active</text:p>
                  </text:list-item>
                </text:list>
              </text:list-item>
              <text:list-item>
                <text:p text:style-name="P16">Removal of <text:span text:style-name="T20">72</text:span> and <text:span text:style-name="T20">254</text:span> byte <text:span text:style-name="T20">Message Size</text:span> limi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0a51d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29342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4:27.667030915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38S</meta:editing-duration>
    <meta:generator>LibreOffice/4.4.0.3$MacOSX_X86_64 LibreOffice_project/de093506bcdc5fafd9023ee680b8c60e3e0645d7</meta:generator>
    <dc:date>2016-02-27T16:24:27.535807000</dc:date>
    <meta:printed-by>Bob Jacobsen</meta:printed-by>
    <meta:print-date>2010-09-15T08:46:04</meta:print-date>
    <meta:document-statistic meta:table-count="2" meta:image-count="1" meta:object-count="0" meta:page-count="1" meta:paragraph-count="22" meta:word-count="138" meta:character-count="811" meta:non-whitespace-character-count="693"/>
  </office:meta>
</office:document-meta>
</file>